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501cm" fo:margin-left="0cm" fo:margin-top="0cm" fo:margin-bottom="0cm" fo:break-before="auto" fo:break-after="auto" table:align="left"/>
    </style:style>
    <style:style style:name="Table1.A" style:family="table-column">
      <style:table-column-properties style:column-width="16.50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fffff" fo:padding="0.176cm" fo:border="none">
        <style:background-image/>
      </style:table-cell-properties>
    </style:style>
    <style:style style:name="P1" style:family="paragraph" style:parent-style-name="Standard">
      <style:paragraph-properties fo:margin-left="0cm" fo:margin-right="0.635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2" style:family="paragraph" style:parent-style-name="Standard">
      <style:paragraph-properties fo:margin-left="1.655cm" fo:margin-right="0cm" fo:margin-top="0cm" fo:margin-bottom="0cm" style:contextual-spacing="false" fo:line-height="150%" fo:text-align="justify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6.267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P3" style:family="paragraph" style:parent-style-name="Standard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5" style:family="paragraph" style:parent-style-name="Standard">
      <style:paragraph-properties fo:margin-left="9.991cm" fo:margin-right="0cm" fo:margin-top="0cm" fo:margin-bottom="0cm" style:contextual-spacing="false" fo:line-height="100%" fo:text-align="end" style:justify-single-word="false" fo:text-indent="1.247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6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8" style:family="paragraph" style:parent-style-name="Standard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9" style:family="paragraph" style:parent-style-name="Standard">
      <style:paragraph-properties fo:margin-left="-1.501cm" fo:margin-right="0cm" fo:margin-top="0cm" fo:margin-bottom="0cm" style:contextual-spacing="false" fo:line-height="150%" fo:text-align="justify" style:justify-single-word="false" fo:text-indent="1.886cm" style:auto-text-indent="false">
        <style:tab-stops>
          <style:tab-stop style:position="6.267cm"/>
        </style:tab-stops>
      </style:paragraph-properties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11" style:family="paragraph" style:parent-style-name="Standard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12" style:family="paragraph" style:parent-style-name="Standard">
      <style:paragraph-properties fo:margin-top="0cm" fo:margin-bottom="0cm" style:contextual-spacing="false" fo:line-height="150%" fo:text-align="center" style:justify-single-word="false">
        <style:tab-stops>
          <style:tab-stop style:position="6.267cm"/>
        </style:tab-stops>
      </style:paragraph-properties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13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0pt" officeooo:rsid="000bf925" officeooo:paragraph-rsid="000bf925" style:font-name-asian="Times New Roman1" style:font-size-asian="10pt" style:font-name-complex="Times New Roman1" style:font-size-complex="10pt"/>
    </style:style>
    <style:style style:name="P16" style:family="paragraph" style:parent-style-name="Standard">
      <style:paragraph-properties fo:margin-top="0cm" fo:margin-bottom="0cm" style:contextual-spacing="false" fo:line-height="150%" fo:text-align="center" style:justify-single-word="false">
        <style:tab-stops>
          <style:tab-stop style:position="6.267cm"/>
        </style:tab-stops>
      </style:paragraph-properties>
    </style:style>
    <style:style style:name="P17" style:family="paragraph" style:parent-style-name="Standard">
      <style:paragraph-properties fo:line-height="150%" fo:text-align="start" style:justify-single-word="false"/>
    </style:style>
    <style:style style:name="P18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19" style:family="paragraph" style:parent-style-name="Standard">
      <style:paragraph-properties fo:margin-left="9.991cm" fo:margin-right="0cm" fo:margin-top="0cm" fo:margin-bottom="0cm" style:contextual-spacing="false" fo:line-height="100%" fo:text-align="end" style:justify-single-word="false" fo:text-indent="1.247cm" style:auto-text-indent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20" style:family="paragraph" style:parent-style-name="Standard">
      <style:paragraph-properties fo:margin-top="0cm" fo:margin-bottom="0.423cm" style:contextual-spacing="false" fo:line-height="100%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2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22" style:family="paragraph" style:parent-style-name="Heading_20_2"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2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style:font-name-asian="Times New Roman1" style:font-name-complex="Times New Roman1"/>
    </style:style>
    <style:style style:name="P24" style:family="paragraph" style:parent-style-name="Standard">
      <style:paragraph-properties fo:margin-left="9.991cm" fo:margin-right="0cm" fo:margin-top="0cm" fo:margin-bottom="0cm" style:contextual-spacing="false" fo:line-height="100%" fo:text-align="end" style:justify-single-word="false" fo:text-indent="1.247cm" style:auto-text-indent="false"/>
    </style:style>
    <style:style style:name="P25" style:family="paragraph" style:parent-style-name="Standard">
      <style:text-properties fo:font-weight="bold" officeooo:rsid="000a15b2" officeooo:paragraph-rsid="000a15b2" style:font-weight-asian="bold"/>
    </style:style>
    <style:style style:name="P26" style:family="paragraph" style:parent-style-name="Standard" style:master-page-name="First_20_Page">
      <style:paragraph-properties fo:text-align="center" style:justify-single-word="false" style:page-number="1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7" style:family="paragraph" style:parent-style-name="Standard" style:list-style-name="WWNum2">
      <style:paragraph-properties fo:margin-left="1.27cm" fo:margin-right="0cm" fo:margin-top="0cm" fo:margin-bottom="0cm" style:contextual-spacing="false" fo:line-height="108%" fo:text-align="start" style:justify-single-word="false" fo:keep-together="auto" fo:orphans="2" fo:widows="2" fo:text-indent="-0.635cm" style:auto-text-indent="false" fo:break-before="auto" fo:break-after="auto" fo:padding="0cm" fo:border="none" fo:keep-with-next="auto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8" style:family="paragraph" style:parent-style-name="Standard" style:list-style-name="WWNum2">
      <style:paragraph-properties fo:margin-left="1.27cm" fo:margin-right="0cm" fo:margin-top="0cm" fo:margin-bottom="0.282cm" style:contextual-spacing="false" fo:line-height="108%" fo:text-align="start" style:justify-single-word="false" fo:keep-together="auto" fo:orphans="2" fo:widows="2" fo:text-indent="-0.635cm" style:auto-text-indent="false" fo:break-before="auto" fo:break-after="auto" fo:padding="0cm" fo:border="none" fo:keep-with-next="auto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9" style:family="paragraph" style:parent-style-name="Standard" style:list-style-name="WWNum1">
      <style:paragraph-properties fo:margin-left="1.385cm" fo:margin-right="0cm" fo:margin-top="0cm" fo:margin-bottom="0cm" style:contextual-spacing="false" fo:line-height="150%" fo:text-align="justify" style:justify-single-word="false" fo:keep-together="auto" fo:orphans="2" fo:widows="2" fo:text-indent="-0.635cm" style:auto-text-indent="false" fo:break-before="auto" fo:break-after="auto" fo:padding="0cm" fo:border="none" fo:keep-with-next="auto">
        <style:tab-stops>
          <style:tab-stop style:position="6.267cm"/>
        </style:tab-stops>
      </style:paragraph-properties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0" style:family="paragraph" style:parent-style-name="Standard">
      <style:paragraph-properties fo:text-align="start" style:justify-single-word="false"/>
      <style:text-properties style:font-name="Times New Roman" fo:font-size="10pt" officeooo:rsid="000bf925" officeooo:paragraph-rsid="000bf925" style:font-name-asian="Times New Roman1" style:font-size-asian="10pt" style:font-name-complex="Times New Roman1" style:font-size-complex="10pt"/>
    </style:style>
    <style:style style:name="P31" style:family="paragraph" style:parent-style-name="Standard">
      <style:paragraph-properties fo:text-align="start" style:justify-single-word="false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32" style:family="paragraph" style:parent-style-name="Standard" style:list-style-name="WWNum1">
      <style:paragraph-properties fo:margin-left="1.385cm" fo:margin-right="0cm" fo:margin-top="0cm" fo:margin-bottom="0cm" style:contextual-spacing="false" fo:line-height="150%" fo:text-align="justify" style:justify-single-word="false" fo:keep-together="auto" fo:orphans="2" fo:widows="2" fo:text-indent="-0.635cm" style:auto-text-indent="false" fo:break-before="auto" fo:break-after="auto" fo:padding="0cm" fo:border="none" fo:keep-with-next="auto">
        <style:tab-stops>
          <style:tab-stop style:position="6.267cm"/>
        </style:tab-stops>
      </style:paragraph-properties>
    </style:style>
    <style:style style:name="P33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padding="0cm" fo:border="none" fo:keep-with-next="auto"/>
      <style:text-properties fo:color="#434f54" loext:opacity="100%" style:font-name="Consolas" fo:font-size="9.5pt" fo:background-color="#ffffff" style:font-name-asian="Consolas1" style:font-size-asian="9.5pt" style:font-name-complex="Consolas1" style:font-size-complex="9.5pt"/>
    </style:style>
    <style:style style:name="P34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padding="0cm" fo:border="none"/>
      <style:text-properties fo:color="#434f54" loext:opacity="100%" style:font-name="Consolas" fo:font-size="9.5pt" fo:background-color="#ffffff" style:font-name-asian="Consolas1" style:font-size-asian="9.5pt" style:font-name-complex="Consolas1" style:font-size-complex="9.5pt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3" style:family="text"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T4" style:family="text">
      <style:text-properties fo:color="#000000" loext:opacity="100%" style:font-name="Times New Roman" fo:font-size="14pt" officeooo:rsid="00091824" style:font-name-asian="Times New Roman1" style:font-size-asian="14pt" style:font-name-complex="Times New Roman1" style:font-size-complex="14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T6" style:family="text">
      <style:text-properties officeooo:rsid="00091824"/>
    </style:style>
    <style:style style:name="T7" style:family="text">
      <style:text-properties officeooo:rsid="0011811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Московский Авиационный Институт</text:p>
      <text:p text:style-name="P4">(Национальный Исследовательский Университет)</text:p>
      <text:p text:style-name="P4"/>
      <text:p text:style-name="P4">Факультет информационных технологий и прикладной математики</text:p>
      <text:p text:style-name="P4">Кафедра вычислительной математики и программирования</text:p>
      <text:p text:style-name="P10"/>
      <text:p text:style-name="P10"/>
      <text:p text:style-name="P10">Лабораторная работа №4 по курсу </text:p>
      <text:p text:style-name="P10">«Операционные системы»</text:p>
      <text:p text:style-name="P11"><text:tab/></text:p>
      <text:p text:style-name="P10">ДИНАМИЧЕСКИЕ БИБЛИОТЕКИ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5"/>
      <text:p text:style-name="P6">Студент: <text:span text:style-name="T6">Слесарчук Василий Анатольевич</text:span></text:p>
      <text:p text:style-name="P24"><text:span text:style-name="T3">Группа: М8О–2</text:span><text:span text:style-name="T1">10</text:span><text:span text:style-name="T3">Б–2</text:span><text:span text:style-name="T1">2</text:span></text:p>
      <text:p text:style-name="P24"><text:span text:style-name="T3">Вариант:</text:span><text:span text:style-name="T1"> </text:span><text:span text:style-name="T4">20</text:span></text:p>
      <text:p text:style-name="P18">Преподаватель: Соколов Андрей Алексеевич</text:p>
      <text:p text:style-name="P18">Оценка: __________ </text:p>
      <text:p text:style-name="P18">Дата: __________</text:p>
      <text:p text:style-name="P18">Подпись: __________</text:p>
      <text:p text:style-name="P20"/>
      <text:p text:style-name="P23"/>
      <text:p text:style-name="P23"/>
      <text:p text:style-name="P21">Москва, 2023.</text:p>
      <text:p text:style-name="P10"/>
      <text:p text:style-name="P10"><text:soft-page-break/>Постановка задачи</text:p>
      <text:p text:style-name="P22">Цель работы</text:p>
      <text:p text:style-name="P7">Целью является приобретение практических навыков в:</text:p>
      <text:list xml:id="list25741985" text:style-name="WWNum2">
        <text:list-item>
          <text:p text:style-name="P27">Создании динамических библиотек</text:p>
        </text:list-item>
        <text:list-item>
          <text:p text:style-name="P28">Создании программ, использующих динамические библиотеки</text:p>
        </text:list-item>
      </text:list>
      <text:p text:style-name="P22">Задание</text:p>
      <text:p text:style-name="P3">Требуется создать динамические библиотеки, которые реализуют определенный функционал. Необходимо создать программу, которая использует одну из библиотек, зная о ней на этапе компиляции. Затем необходимо создать программу, которая динамически меняет библиотеки в runtime.</text:p>
      <text:p text:style-name="P12">Общие сведения о программе</text:p>
      <text:p text:style-name="P8">Программа компилируется из с помощью <text:s/>Makefile, сгенерированным cmake. Программа включает в себя следующие файлы: CMakeLists.txt <text:s/>first.c <text:s/>first.h <text:s/>second.c <text:s/><text:span text:style-name="T6">second.h</text:span> <text:s/>test_dynamic.c <text:s/>test_static.c .</text:p>
      <text:p text:style-name="P16"><text:span text:style-name="T2">Общий метод и алгоритм решения</text:span><text:span text:style-name="T1">.</text:span></text:p>
      <text:p text:style-name="P9">Для решения поставленной задачи необходимо:</text:p>
      <text:list xml:id="list3486399070" text:style-name="WWNum1">
        <text:list-item>
          <text:p text:style-name="P32"><text:span text:style-name="T1">Написать код библиотек</text:span><text:span text:style-name="T5">.</text:span></text:p>
        </text:list-item>
        <text:list-item>
          <text:p text:style-name="P29">Написать две программы, одна компилируется сразу с библиотеками, другая подключает библиотеки динамически.</text:p>
        </text:list-item>
        <text:list-item>
          <text:p text:style-name="P29">При компиляции заранее скомпилировать библиотеки в формат .so.</text:p>
        </text:list-item>
      </text:list>
      <text:p text:style-name="P2"><text:tab/>Основные файлы программы</text:p>
      <text:p text:style-name="P11">test_dynamic.c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3">#include &lt;dlfcn.h&gt;</text:p>
            <text:p text:style-name="P34">#include &lt;stdio.h&gt;</text:p>
            <text:p text:style-name="P34">#include &lt;stdlib.h&gt;</text:p>
            <text:p text:style-name="P34"/>
            <text:p text:style-name="P34">typedef int (*PrimeCount)(float A, float B);</text:p>
            <text:p text:style-name="P34">typedef char* (*Translation)(long x);</text:p>
            <text:p text:style-name="P34"/>
            <text:p text:style-name="P34">int main() {</text:p>
            <text:p text:style-name="P34"><text:s text:c="4"/>void *libHandle;</text:p>
            <text:p text:style-name="P34"><text:s text:c="4"/>int number_lib = 1;</text:p>
            <text:p text:style-name="P34"><text:s text:c="4"/>PrimeCount primecount;</text:p>
            <text:p text:style-name="P34"><text:s text:c="4"/>Translation traslation;</text:p>
            <text:p text:style-name="P34"><text:s text:c="4"/>libHandle = dlopen("./libfirst.so", RTLD_LAZY);</text:p>
            <text:p text:style-name="P34"><text:s text:c="4"/>int choice = 1; <text:s/></text:p>
            <text:p text:style-name="P34"/>
            <text:p text:style-name="P34"><text:s text:c="4"/>while (choice != -1) {</text:p>
            <text:p text:style-name="P34"><text:soft-page-break/><text:s text:c="8"/>printf("Select operation (-1 - exit, 0 - change lib, 1 - calculate primecount, 2 - calculate traslation): ");</text:p>
            <text:p text:style-name="P34"><text:s text:c="8"/>scanf("%d", &amp;choice);</text:p>
            <text:p text:style-name="P34"/>
            <text:p text:style-name="P34"><text:s text:c="8"/>if (choice == -1) {</text:p>
            <text:p text:style-name="P34"><text:s text:c="12"/>break;</text:p>
            <text:p text:style-name="P34"><text:s text:c="8"/>} else if (choice == 0) {</text:p>
            <text:p text:style-name="P34"/>
            <text:p text:style-name="P34"><text:s text:c="12"/>if (libHandle) {</text:p>
            <text:p text:style-name="P34"><text:s text:c="16"/>dlclose(libHandle);</text:p>
            <text:p text:style-name="P34"><text:s text:c="12"/>}</text:p>
            <text:p text:style-name="P34"/>
            <text:p text:style-name="P34"><text:s text:c="12"/>if (number_lib == 2) {</text:p>
            <text:p text:style-name="P34"><text:s text:c="16"/>libHandle = dlopen("./libfirst.so", RTLD_LAZY);</text:p>
            <text:p text:style-name="P34"><text:s text:c="16"/>number_lib = 1;</text:p>
            <text:p text:style-name="P34"><text:s text:c="12"/>} else {</text:p>
            <text:p text:style-name="P34"><text:s text:c="16"/>libHandle = dlopen("./libsecond.so", RTLD_LAZY);</text:p>
            <text:p text:style-name="P34"><text:s text:c="16"/>number_lib = 2;</text:p>
            <text:p text:style-name="P34"><text:s text:c="12"/>}</text:p>
            <text:p text:style-name="P34"/>
            <text:p text:style-name="P34"><text:s text:c="12"/>if (libHandle == NULL) {</text:p>
            <text:p text:style-name="P34"><text:s text:c="16"/>fprintf(stderr, "Error loading lib: %s\n", dlerror());</text:p>
            <text:p text:style-name="P34"><text:s text:c="16"/>continue;</text:p>
            <text:p text:style-name="P34"><text:s text:c="12"/>}</text:p>
            <text:p text:style-name="P34"><text:s text:c="8"/>} else if (choice == 1) {</text:p>
            <text:p text:style-name="P34"><text:s text:c="12"/>primecount = (PrimeCount)dlsym(libHandle, "PrimeCount");</text:p>
            <text:p text:style-name="P34"><text:s text:c="12"/>if (!primecount) {</text:p>
            <text:p text:style-name="P34"><text:s text:c="16"/>fprintf(stderr, "Error recieving function PrimeCount: %s\n", dlerror());</text:p>
            <text:p text:style-name="P34"><text:s text:c="16"/>dlclose(libHandle);</text:p>
            <text:p text:style-name="P34"><text:s text:c="16"/>return 1;</text:p>
            <text:p text:style-name="P34"><text:s text:c="12"/>}</text:p>
            <text:p text:style-name="P34"/>
            <text:p text:style-name="P34"><text:s text:c="12"/>int A, B;</text:p>
            <text:p text:style-name="P34"><text:s text:c="12"/>scanf("%d %d", &amp;A, &amp;B);</text:p>
            <text:p text:style-name="P34"><text:s text:c="12"/>int result = primecount(A, B);</text:p>
            <text:p text:style-name="P34"><text:s text:c="12"/>printf("PrimeCount in A: %d\n", result);</text:p>
            <text:p text:style-name="P34"><text:s text:c="8"/>} else if (choice == 2) {</text:p>
            <text:p text:style-name="P34"><text:s text:c="12"/>traslation = (Translation)dlsym(libHandle, "Translation");</text:p>
            <text:p text:style-name="P34"><text:s text:c="12"/>if (!traslation) {</text:p>
            <text:p text:style-name="P34"><text:s text:c="16"/>fprintf(stderr, "Error recieving Translation function: %s\n", dlerror());</text:p>
            <text:p text:style-name="P34"><text:s text:c="16"/>dlclose(libHandle);</text:p>
            <text:p text:style-name="P34"><text:s text:c="16"/>return 1;</text:p>
            <text:p text:style-name="P34"><text:s text:c="12"/>}</text:p>
            <text:p text:style-name="P34"/>
            <text:p text:style-name="P34"><text:s text:c="12"/>long x;</text:p>
            <text:p text:style-name="P34"><text:s text:c="12"/>scanf("%ld", &amp;x);</text:p>
            <text:p text:style-name="P34"><text:s text:c="12"/>char* result = traslation(x);</text:p>
            <text:p text:style-name="P34"><text:s text:c="12"/>printf("Translation: %s\n", result);</text:p>
            <text:p text:style-name="P34"/>
            <text:p text:style-name="P34"><text:s text:c="8"/>} else {</text:p>
            <text:p text:style-name="P34"><text:s text:c="12"/>printf("Некорректный выбор операции.\n");</text:p>
            <text:p text:style-name="P34"><text:s text:c="8"/>}</text:p>
            <text:p text:style-name="P34"><text:s text:c="4"/>}</text:p>
            <text:p text:style-name="P34"/>
            <text:p text:style-name="P34"><text:soft-page-break/><text:s text:c="4"/>if (libHandle) {</text:p>
            <text:p text:style-name="P34"><text:s text:c="8"/>dlclose(libHandle);</text:p>
            <text:p text:style-name="P34"><text:s text:c="4"/>}</text:p>
            <text:p text:style-name="P34"/>
            <text:p text:style-name="P34"><text:s text:c="4"/>return 0;</text:p>
            <text:p text:style-name="P34">}</text:p>
          </table:table-cell>
        </table:table-row>
      </table:table>
      <text:p text:style-name="P3"/>
      <text:p text:style-name="P3"/>
      <text:p text:style-name="P10">Пример работы</text:p>
      <text:p text:style-name="P14"><text:span text:style-name="T7">$ </text:span>./test_static meow.txt</text:p>
      <text:p text:style-name="P14">PrimeCount from A to B: 2 </text:p>
      <text:p text:style-name="P14">Translation from base 10: 1</text:p>
      <text:p text:style-name="P14"/>
      <text:p text:style-name="P14">$ ./test_dynamic make</text:p>
      <text:p text:style-name="P15">Select operation (-1 - exit, 0 - change lib, 1 - calculate primecount, 2 - calculate traslation): 1</text:p>
      <text:p text:style-name="P15">11 13</text:p>
      <text:p text:style-name="P15">PrimeCount from A to B: 2</text:p>
      <text:p text:style-name="P15">Select operation (-1 - exit, 0 - change lib, 1 - calculate primecount, 2 - calculate traslation): 0</text:p>
      <text:p text:style-name="P15">Select operation (-1 - exit, 0 - change lib, 1 - calculate primecount, 2 - calculate traslation): 1</text:p>
      <text:p text:style-name="P15">11 13</text:p>
      <text:p text:style-name="P15">PrimeCount from A to B: 2</text:p>
      <text:p text:style-name="P15">Select operation (-1 - exit, 0 - change lib, 1 - calculate primecount, 2 - calculate traslation): ^C</text:p>
      <text:p text:style-name="P15">heavenmaido@heavenmaido-X550CL:~/Desktop/OSLab/lab4/src/build$ ./test_dynamic</text:p>
      <text:p text:style-name="P15">Select operation (-1 - exit, 0 - change lib, 1 - calculate primecount, 2 - calculate traslation): 1</text:p>
      <text:p text:style-name="P15">11 14</text:p>
      <text:p text:style-name="P15">PrimeCount from A to B: 2</text:p>
      <text:p text:style-name="P15">Select operation (-1 - exit, 0 - change lib, 1 - calculate primecount, 2 - calculate traslation): 0</text:p>
      <text:p text:style-name="P15">Select operation (-1 - exit, 0 - change lib, 1 - calculate primecount, 2 - calculate traslation): 1</text:p>
      <text:p text:style-name="P15">11 14</text:p>
      <text:p text:style-name="P15">PrimeCount from A to B: 2</text:p>
      <text:p text:style-name="P15">Select operation (-1 - exit, 0 - change lib, 1 - calculate primecount, 2 - calculate traslation): 2</text:p>
      <text:p text:style-name="P15">6</text:p>
      <text:p text:style-name="P15">Translation: 20</text:p>
      <text:p text:style-name="P15">Select operation (-1 - exit, 0 - change lib, 1 - calculate primecount, 2 - calculate traslation): 0</text:p>
      <text:p text:style-name="P15">Select operation (-1 - exit, 0 - change lib, 1 - calculate primecount, 2 - calculate traslation): 2</text:p>
      <text:p text:style-name="P15">6</text:p>
      <text:p text:style-name="P15">Translation: 110</text:p>
      <text:p text:style-name="P25"><text:soft-page-break/></text:p>
      <text:p text:style-name="P13">Вывод</text:p>
      <text:p text:style-name="P17">Это была простая лабораторная работа. Основная сложность - разобраться как скомпилировать программу получающую динамические библиотеки. Также я изначально некорректно понял условие задания и сделал 4 программы, по две на каждую статическую и динамическую библиотеку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423cm" fo:margin-bottom="0cm" style:contextual-spacing="false" fo:line-height="100%" fo:keep-together="always" fo:keep-with-next="always"/>
      <style:text-properties fo:color="#2f5496" loext:opacity="100%" style:font-name="Calibri" fo:font-family="Calibri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Calibri1" style:font-family-complex="Calibri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353cm" fo:margin-bottom="0cm" style:contextual-spacing="false" fo:line-height="100%" fo:keep-together="always" fo:keep-with-next="always"/>
      <style:text-properties fo:color="#4472c4" loext:opacity="100%" style:font-name="Calibri" fo:font-family="Calibri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Calibri1" style:font-family-complex="Calibri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fo:font-size="14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38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19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00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3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5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.635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2-26T12:52:50.282015444</dc:date>
    <meta:editing-duration>PT20M43S</meta:editing-duration>
    <meta:editing-cycles>4</meta:editing-cycles>
    <meta:document-statistic meta:table-count="1" meta:image-count="0" meta:object-count="0" meta:page-count="5" meta:paragraph-count="125" meta:word-count="651" meta:character-count="5086" meta:non-whitespace-character-count="3952"/>
  </office:meta>
</office:document-meta>
</file>